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56ae1" officeooo:paragraph-rsid="00156ae1"/>
    </style:style>
    <style:style style:name="P3" style:family="paragraph" style:parent-style-name="Standard">
      <style:text-properties officeooo:rsid="00156ae1" officeooo:paragraph-rsid="0020e98a"/>
    </style:style>
    <style:style style:name="P4" style:family="paragraph" style:parent-style-name="Standard">
      <style:text-properties officeooo:rsid="00156ae1" officeooo:paragraph-rsid="0024a4bd"/>
    </style:style>
    <style:style style:name="P5" style:family="paragraph" style:parent-style-name="Standard">
      <style:text-properties officeooo:rsid="00156ae1" officeooo:paragraph-rsid="0028e118"/>
    </style:style>
    <style:style style:name="P6" style:family="paragraph" style:parent-style-name="Standard">
      <style:text-properties officeooo:rsid="00156ae1" officeooo:paragraph-rsid="003b17f5"/>
    </style:style>
    <style:style style:name="P7" style:family="paragraph" style:parent-style-name="Standard">
      <style:text-properties officeooo:rsid="0020eec9" officeooo:paragraph-rsid="0020eec9"/>
    </style:style>
    <style:style style:name="P8" style:family="paragraph" style:parent-style-name="Standard">
      <style:text-properties officeooo:rsid="0024a4bd" officeooo:paragraph-rsid="0024a4bd"/>
    </style:style>
    <style:style style:name="P9" style:family="paragraph" style:parent-style-name="Standard">
      <style:text-properties officeooo:rsid="002630d1" officeooo:paragraph-rsid="002630d1"/>
    </style:style>
    <style:style style:name="P10" style:family="paragraph" style:parent-style-name="Standard">
      <style:text-properties officeooo:rsid="0028e118" officeooo:paragraph-rsid="0028e118"/>
    </style:style>
    <style:style style:name="P11" style:family="paragraph" style:parent-style-name="Standard">
      <style:text-properties officeooo:rsid="003b17f5" officeooo:paragraph-rsid="003b17f5"/>
    </style:style>
    <style:style style:name="P12" style:family="paragraph" style:parent-style-name="Standard">
      <style:text-properties officeooo:paragraph-rsid="004350e4"/>
    </style:style>
    <style:style style:name="P13" style:family="paragraph" style:parent-style-name="Standard">
      <style:text-properties officeooo:paragraph-rsid="00489392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56ae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56ae1" style:font-size-asian="16pt" style:font-size-complex="16pt"/>
    </style:style>
    <style:style style:name="T4" style:family="text">
      <style:text-properties fo:font-size="16pt" officeooo:rsid="0020e98a" style:font-size-asian="16pt" style:font-size-complex="16pt"/>
    </style:style>
    <style:style style:name="T5" style:family="text">
      <style:text-properties fo:font-size="16pt" officeooo:rsid="0028e118" style:font-size-asian="16pt" style:font-size-complex="16pt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4a4bd"/>
    </style:style>
    <style:style style:name="T9" style:family="text">
      <style:text-properties officeooo:rsid="003b17f5"/>
    </style:style>
    <style:style style:name="T10" style:family="text">
      <style:text-properties officeooo:rsid="004893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trodução às Derivadas Parciais de 1ª ordem</text:span><text:span text:style-name="T3"> – </text:span><text:a xlink:type="simple" xlink:href="https://www.youtube.com/watch?v=XrfrwH7YCp4&amp;list=PLD3D4268DCC981012&amp;index=1" text:style-name="Internet_20_link" text:visited-style-name="Visited_20_Internet_20_Link"><text:span text:style-name="T2">Aula 1</text:span></text:a></text:p>
      <text:p text:style-name="Standard"/>
      <text:p text:style-name="P2">Exercício I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4"><draw:frame draw:style-name="fr1" draw:name="Objeto1" text:anchor-type="as-char" svg:y="-1.79cm" svg:width="15.099cm" svg:height="3.433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15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"><text:span text:style-name="T2">Derivadas Parciais: Interpretação Geométrica</text:span><text:span text:style-name="T4"> – </text:span><text:a xlink:type="simple" xlink:href="https://www.youtube.com/watch?v=PxNZQ3shMeM&amp;list=PLD3D4268DCC981012&amp;index=2" text:style-name="Internet_20_link" text:visited-style-name="Visited_20_Internet_20_Link"><text:span text:style-name="T2">Aula 2</text:span></text:a></text:p>
      <text:p text:style-name="Standard"/>
      <text:p text:style-name="P3">Exercício I</text:p>
      <text:p text:style-name="P3"/>
      <text:p text:style-name="P7">Encontre a declividade da reta tangente a curva abaixo, resultante da intersecção da função f(x, y) com o plano <text:span text:style-name="T6">x = -1</text:span>, no ponto P(-1, 1, -2).</text:p>
      <text:p text:style-name="P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4"><draw:frame draw:style-name="fr1" draw:name="Objeto2" text:anchor-type="as-char" svg:y="-1.697cm" svg:width="14.519cm" svg:height="3.24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1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4">Exercício I<text:span text:style-name="T8">I</text:span></text:p>
      <text:p text:style-name="P4"/>
      <text:p text:style-name="P9">Encontre a declividade da reta tangente a curva abaixo, resultante da intersecção da função f(x, y) com o plano <text:span text:style-name="T7">y = 2</text:span>, no ponto P(2, 2, 8).</text:p>
      <text:p text:style-name="P8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4"><draw:frame draw:style-name="fr1" draw:name="Objeto3" text:anchor-type="as-char" svg:y="-1.697cm" svg:width="5.482cm" svg:height="3.24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1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>Derivadas Parciais de 2ª ordem</text:span><text:span text:style-name="T5"> – </text:span><text:a xlink:type="simple" xlink:href="https://www.youtube.com/watch?v=Xm5018E9eHk&amp;list=PLD3D4268DCC981012&amp;index=3" text:style-name="Internet_20_link" text:visited-style-name="Visited_20_Internet_20_Link"><text:span text:style-name="T2">Aula 3</text:span></text:a></text:p>
      <text:p text:style-name="Standard"/>
      <text:p text:style-name="P5">Exercício I</text:p>
      <text:p text:style-name="P10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4"><draw:frame draw:style-name="fr1" draw:name="Objeto4" text:anchor-type="as-char" svg:y="-3.881cm" svg:width="9.592cm" svg:height="7.60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15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6">Exercício I<text:span text:style-name="T9">I</text:span></text:p>
      <text:p text:style-name="P1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4"><draw:frame draw:style-name="fr1" draw:name="Objeto5" text:anchor-type="as-char" svg:y="-3.824cm" svg:width="6.048cm" svg:height="7.4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15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1">Exercício III</text:span></text:p>
      <text:p text:style-name="P12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4"><draw:frame draw:style-name="fr1" draw:name="Objeto6" text:anchor-type="as-char" svg:y="-4.039cm" svg:width="1.944cm" svg:height="7.92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15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2"/>
      <text:p text:style-name="P13"><text:span text:style-name="T1">Exercício IV</text:span></text:p>
      <text:p text:style-name="P13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4"><draw:frame draw:style-name="fr1" draw:name="Objeto7" text:anchor-type="as-char" svg:y="-4.046cm" svg:width="3.597cm" svg:height="7.94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15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28:45.080000000</meta:creation-date>
    <meta:generator>LibreOffice/5.1.4.2$Windows_x86 LibreOffice_project/f99d75f39f1c57ebdd7ffc5f42867c12031db97a</meta:generator>
    <dc:date>2016-07-29T19:27:46.934000000</dc:date>
    <meta:editing-duration>PT3H44M56S</meta:editing-duration>
    <meta:editing-cycles>38</meta:editing-cycles>
    <meta:document-statistic meta:table-count="7" meta:image-count="0" meta:object-count="7" meta:page-count="3" meta:paragraph-count="27" meta:word-count="97" meta:character-count="530" meta:non-whitespace-character-count="44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row>
                    <mfrac>
                      <msup>
                        <mi>x</mi>
                        <mn>3</mn>
                      </msup>
                      <msup>
                        <mi>y</mi>
                        <mn>2</mn>
                      </msup>
                    </mfrac>
                    <mo stretchy="false">−</mo>
                    <mn>2</mn>
                  </mrow>
                  <mrow>
                    <mi mathvariant="italic">xy</mi>
                    <mo stretchy="false">−</mo>
                    <mn>3</mn>
                  </mrow>
                  <mrow>
                    <mi>x</mi>
                    <mo stretchy="false">−</mo>
                    <mn>4</mn>
                  </mrow>
                  <mrow>
                    <mi>y</mi>
                    <mo stretchy="false">−</mo>
                    <mn>7</mn>
                  </mrow>
                </mrow>
              </mstyle>
              <mo stretchy="false">=</mo>
              <mn>4</mn>
            </mrow>
            <msup>
              <mi>x</mi>
              <mn>3</mn>
            </msup>
            <mrow>
              <msup>
                <mi>y</mi>
                <mrow>
                  <mo stretchy="false">−</mo>
                  <mn>2</mn>
                </mrow>
              </msup>
              <mo stretchy="false">−</mo>
              <mn>2</mn>
            </mrow>
            <mrow>
              <mi mathvariant="italic">xy</mi>
              <mo stretchy="false">−</mo>
              <mn>3</mn>
            </mrow>
            <mrow>
              <mi>x</mi>
              <mo stretchy="false">−</mo>
              <mn>4</mn>
            </mrow>
            <mrow>
              <mi>y</mi>
              <mo stretchy="false">−</mo>
              <mn>7</mn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sup>
              <mi>y</mi>
              <mrow>
                <mo stretchy="false">−</mo>
                <mn>2</mn>
              </mrow>
            </msup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x</mi>
                        <mn>3</mn>
                      </msup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−</mo>
              <mn>2</mn>
            </mrow>
            <mi>y</mi>
            <mrow>
              <mfrac>
                <mrow>
                  <mo stretchy="false">∂</mo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−</mo>
              <mn>3</mn>
            </mrow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  <mo stretchy="false">−</mo>
                <mn>0</mn>
                <mo stretchy="false">−</mo>
                <mn>0</mn>
              </mrow>
              <mo stretchy="false">=</mo>
              <mn>4</mn>
            </mrow>
            <msup>
              <mi>y</mi>
              <mrow>
                <mo stretchy="false">−</mo>
                <mn>2</mn>
              </mrow>
            </msup>
            <mn>3</mn>
            <mrow>
              <msup>
                <mi>x</mi>
                <mn>2</mn>
              </msup>
              <mo stretchy="false">−</mo>
              <mn>2</mn>
            </mrow>
            <mrow>
              <mrow>
                <mi>y</mi>
                <mo stretchy="false">−</mo>
                <mn>3</mn>
              </mrow>
              <mo stretchy="false">=</mo>
              <mstyle color="red">
                <mrow>
                  <mrow>
                    <mfrac>
                      <mrow>
                        <mn>12</mn>
                        <msup>
                          <mi>x</mi>
                          <mn>2</mn>
                        </msup>
                      </mrow>
                      <msup>
                        <mi>y</mi>
                        <mn>2</mn>
                      </msup>
                    </mfrac>
                    <mo stretchy="false">−</mo>
                    <mn>2</mn>
                  </mrow>
                  <mrow>
                    <mi>y</mi>
                    <mo stretchy="false">−</mo>
                    <mn>3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n>4</mn>
            </mrow>
            <msup>
              <mi>x</mi>
              <mn>3</mn>
            </msup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y</mi>
                        <mrow>
                          <mo stretchy="false">−</mo>
                          <mn>2</mn>
                        </mrow>
                      </msup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−</mo>
              <mn>2</mn>
            </mrow>
            <mi>x</mi>
            <mrow>
              <mfrac>
                <mrow>
                  <mo stretchy="false">∂</mo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−</mo>
              <mn>0</mn>
              <mo stretchy="false">−</mo>
              <mn>4</mn>
            </mrow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0</mn>
              </mrow>
              <mo stretchy="false">=</mo>
              <mn>4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y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i>x</mi>
                <mo stretchy="false">−</mo>
                <mn>4</mn>
              </mrow>
              <mo stretchy="false">=</mo>
              <mstyle color="red">
                <mrow>
                  <mrow>
                    <mfrac>
                      <mrow>
                        <mo stretchy="false">−</mo>
                        <mrow>
                          <mn>8</mn>
                          <msup>
                            <mi>x</mi>
                            <mn>3</mn>
                          </msup>
                        </mrow>
                      </mrow>
                      <msup>
                        <mi>y</mi>
                        <mn>3</mn>
                      </msup>
                    </mfrac>
                    <mo stretchy="false">−</mo>
                    <mn>2</mn>
                  </mrow>
                  <mrow>
                    <mi>x</mi>
                    <mo stretchy="false">−</mo>
                    <mn>4</mn>
                  </mrow>
                </mrow>
              </mstyle>
            </mrow>
          </mrow>
        </mtd>
      </mtr>
    </mtable>
    <annotation encoding="StarMath 5.0">color red{f( x, y )} = color red{4x^3 over y^2 - 2xy - 3x -4y - 7} = 4x^{ 3 }y^{ -2 } - 2xy - 3x -4y - 7 newline
color red{{ partial f( x, y ) } over { partial x }} = 4y^{-2}{ partial (x^3) } over { partial x } - 2y{ partial (x) } over { partial x } - 3{ partial (x) } over { partial x } - 0 - 0 = 4y^{-2}3x^2 - 2y - 3 = color red{{12x^2} over y^2 - 2y - 3} newline
color red{{ partial f( x, y ) } over { partial y }} = 4x^3{ partial (y^{-2}) } over { partial y } - 2x{ partial (y) } over { partial y } - 0 - 4{ partial (y) } over { partial y } - 0 = 4x^3( -2y^{-3} ) - 2x - 4 = color red{-{ 8x^3 } over y^3 - 2x - 4}</annotation>
  </semantics>
</math>
</file>

<file path=Object 2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n>2</mn>
                </mrow>
                <msup>
                  <mi>x</mi>
                  <mn>3</mn>
                </msup>
                <mrow>
                  <mi>y</mi>
                  <mo stretchy="false">+</mo>
                  <mn>5</mn>
                </mrow>
                <mrow>
                  <msup>
                    <mi mathvariant="italic">xy</mi>
                    <mn>4</mn>
                  </msup>
                  <mo stretchy="false">−</mo>
                  <mn>1</mn>
                </mrow>
              </mrow>
            </mstyle>
          </mrow>
        </mtd>
      </mtr>
      <mtr>
        <mtd>
          <mrow>
            <mrow>
              <mstyle color="red">
                <mi>z</mi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o stretchy="false">−</mo>
                      <mn>1,</mn>
                    </mrow>
                    <mn>1</mn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2</mn>
                </msup>
                <mo stretchy="false">−</mo>
                <mn>2</mn>
              </mrow>
            </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5</mn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row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4</mn>
                </msup>
                <mo stretchy="false">−</mo>
                <mn>1</mn>
              </mrow>
              <mo stretchy="false">=</mo>
              <mrow>
                <mn>1</mn>
                <mo stretchy="false">+</mo>
                <mn>1</mn>
                <mo stretchy="false">+</mo>
                <mn>2</mn>
                <mo stretchy="false">−</mo>
                <mn>5</mn>
                <mo stretchy="false">−</mo>
                <mn>1</mn>
              </mrow>
              <mo stretchy="false">=</mo>
              <mrow>
                <mn>4</mn>
                <mo stretchy="false">−</mo>
                <mn>6</mn>
              </mrow>
              <mo stretchy="false">=</mo>
              <mstyle color="red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frac>
                  <mrow>
                    <mo stretchy="false">∂</mo>
                    <mrow>
                      <mo fence="true" stretchy="false">(</mo>
                      <mrow>
                        <msup>
                          <mi>y</mi>
                          <mn>2</mn>
                        </msup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2</mn>
              </mrow>
            </mrow>
            <msup>
              <mi>x</mi>
              <mn>3</mn>
            </msup>
            <mrow>
              <mfrac>
                <mrow>
                  <mo stretchy="false">∂</mo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+</mo>
              <mn>5</mn>
            </mrow>
            <mi>x</mi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sup>
                          <mi>y</mi>
                          <mn>4</mn>
                        </msup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0</mn>
              </mrow>
              <mo stretchy="false">=</mo>
              <mn>2</mn>
            </mrow>
            <mrow>
              <mi>y</mi>
              <mo stretchy="false">−</mo>
              <mn>2</mn>
            </mrow>
            <mrow>
              <msup>
                <mi>x</mi>
                <mn>3</mn>
              </msup>
              <mo stretchy="false">+</mo>
              <mn>5</mn>
            </mrow>
            <mi>x</mi>
            <mn>4</mn>
            <mrow>
              <msup>
                <mi>y</mi>
                <mn>3</mn>
              </msup>
              <mo stretchy="false">=</mo>
              <mstyle color="red">
                <mrow>
                  <mn>2</mn>
                  <mrow>
                    <mi>y</mi>
                    <mo stretchy="false">+</mo>
                    <mn>20</mn>
                  </mrow>
                  <mrow>
                    <msup>
                      <mi mathvariant="italic">xy</mi>
                      <mn>3</mn>
                    </msup>
                    <mo stretchy="false">−</mo>
                    <mn>2</mn>
                  </mrow>
                  <msup>
                    <mi>x</mi>
                    <mn>3</mn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1,</mn>
                          </mrow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n>2</mn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20</mn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3</mn>
              </msup>
              <mo stretchy="false">−</mo>
              <mn>2</mn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  <mo stretchy="false">=</mo>
              <mrow>
                <mn>2</mn>
                <mo stretchy="false">−</mo>
                <mn>20</mn>
                <mo stretchy="false">+</mo>
                <mn>2</mn>
              </mrow>
              <mo stretchy="false">=</mo>
              <mstyle color="red">
                <mrow>
                  <mo stretchy="false">−</mo>
                  <mn>16</mn>
                </mrow>
              </mstyle>
            </mrow>
          </mrow>
        </mtd>
      </mtr>
    </mtable>
    <annotation encoding="StarMath 5.0">color red{f( x, y )} = color red{x^2 + y^2 - 2x^{3}y + 5xy^4 - 1} newline
color red{z} = f( -1, 1 ) = (-1)^2 + (1)^2 - 2(-1)^3(1) + 5(-1)(1)^4 - 1 = 1 + 1 + 2 - 5 - 1 = 4 - 6 = color red{-2} newline
color red{{ partial f( x, y ) } over { partial y }} = 0 + { partial (y^2) } over { partial y } - 2x^3{ partial (y) } over { partial y } + 5x{ partial (y^4) } over { partial y } - 0 = 2y - 2x^3 + 5x 4y^3 = color red{2y + 20xy^3 -2x^3} newline
color red{{ partial f( -1, 1 ) } over { partial y }} = 2(1) + 20(-1)(1)^3 -2(-1)^3 = 2 - 20 + 2 = color red{-16}</annotation>
  </semantics>
</math>
</file>

<file path=Object 3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style>
          </mrow>
        </mtd>
      </mtr>
      <mtr>
        <mtd>
          <mrow>
            <mrow>
              <mstyle color="red">
                <mi>z</mi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n>2,</mn>
                    <mn>2</mn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row>
                <mn>4</mn>
                <mo stretchy="false">+</mo>
                <mn>4</mn>
              </mrow>
              <mo stretchy="false">=</mo>
              <mstyle color="red">
                <mn>8</mn>
              </mstyle>
            </mrow>
          </mrow>
        </mtd>
      </mtr>
      <mtr>
        <mtd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n>2,</mn>
                          <mn>2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</mtable>
    <annotation encoding="StarMath 5.0">color red{f(x, y)} = color red{x^2 + y^2} newline
color red{z} = f( 2, 2 ) = (2)^2 + (2)^2 = 4 + 4 = color red{8} newline
color red{{ partial f(x, y) } over { partial x }} = { partial (x^2) } over { partial x } + 0 = color red{2x} newline
color red{{ partial f(2, 2) } over { partial x }} = 2( 2 ) = color red{4}</annotation>
  </semantics>
</math>
</file>

<file path=Object 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n>2</mn>
                </mrow>
                <msup>
                  <mi>x</mi>
                  <mn>3</mn>
                </msup>
                <mrow>
                  <mi>y</mi>
                  <mo stretchy="false">+</mo>
                  <mn>5</mn>
                </mrow>
                <mrow>
                  <msup>
                    <mi mathvariant="italic">xy</mi>
                    <mn>4</mn>
                  </msup>
                  <mo stretchy="false">−</mo>
                  <mn>1</mn>
                </mrow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>x</mi>
              <mo stretchy="false">+</mo>
              <mn>0</mn>
              <mo stretchy="false">−</mo>
              <mn>2</mn>
            </mrow>
            <mi>y</mi>
            <mn>3</mn>
            <mrow>
              <msup>
                <mi>x</mi>
                <mn>2</mn>
              </msup>
              <mo stretchy="false">+</mo>
              <mn>5</mn>
            </mrow>
            <mrow>
              <mrow>
                <msup>
                  <mi>y</mi>
                  <mn>4</mn>
                </msup>
                <mo stretchy="false">−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6</mn>
                  </mrow>
                  <msup>
                    <mi>x</mi>
                    <mn>2</mn>
                  </msup>
                  <mrow>
                    <mi>y</mi>
                    <mo stretchy="false">+</mo>
                    <mn>5</mn>
                  </mrow>
                  <msup>
                    <mi>y</mi>
                    <mn>4</mn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row>
                <mn>2</mn>
                <mo stretchy="false">−</mo>
                <mn>6</mn>
              </mrow>
            </mrow>
            <mi>y</mi>
            <mn>2</mn>
            <mrow>
              <mi>x</mi>
              <mo stretchy="false">=</mo>
              <mstyle color="red">
                <mrow>
                  <mrow>
                    <mo stretchy="false">−</mo>
                    <mn>12</mn>
                  </mrow>
                  <mrow>
                    <mi mathvariant="italic">xy</mi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  <mo stretchy="false">∂</mo>
                    <mi>x</mi>
                  </mrow>
                </mfrac>
              </mstyle>
              <mo stretchy="false">=</mo>
              <mrow>
                <mn>0</mn>
                <mo stretchy="false">−</mo>
                <mn>6</mn>
              </mrow>
            </mrow>
            <mrow>
              <msup>
                <mi>x</mi>
                <mn>2</mn>
              </msup>
              <mo stretchy="false">+</mo>
              <mrow>
                <mn>5</mn>
                <mo stretchy="false">⋅</mo>
                <mn>4</mn>
              </mrow>
            </mrow>
            <mrow>
              <msup>
                <mi>y</mi>
                <mn>3</mn>
              </msup>
              <mo stretchy="false">=</mo>
              <mstyle color="red">
                <mrow>
                  <mrow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sup>
                    <mi>y</mi>
                    <mn>3</mn>
                  </msup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n>2</mn>
              </mrow>
            </mrow>
            <mrow>
              <mi>y</mi>
              <mo stretchy="false">−</mo>
              <mn>2</mn>
            </mrow>
            <mrow>
              <msup>
                <mi>x</mi>
                <mn>3</mn>
              </msup>
              <mo stretchy="false">+</mo>
              <mn>5</mn>
            </mrow>
            <mi>x</mi>
            <mn>4</mn>
            <mrow>
              <mrow>
                <msup>
                  <mi>y</mi>
                  <mn>3</mn>
                </msup>
                <mo stretchy="false">−</mo>
                <mn>0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20</mn>
                  </mrow>
                  <mrow>
                    <msup>
                      <mi mathvariant="italic">xy</mi>
                      <mn>3</mn>
                    </msup>
                    <mo stretchy="false">+</mo>
                    <mn>2</mn>
                  </mrow>
                  <mi>y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style>
              <mo stretchy="false">=</mo>
              <mrow>
                <mrow>
                  <mo stretchy="false">−</mo>
                  <mn>0</mn>
                </mrow>
                <mo stretchy="false">+</mo>
                <mn>20</mn>
              </mrow>
            </mrow>
            <mi>x</mi>
            <mn>3</mn>
            <mrow>
              <mrow>
                <msup>
                  <mi>y</mi>
                  <mn>2</mn>
                </msup>
                <mo stretchy="false">+</mo>
                <mn>2</mn>
              </mrow>
              <mo stretchy="false">=</mo>
              <mstyle color="red">
                <mrow>
                  <mn>60</mn>
                  <mrow>
                    <msup>
                      <mi mathvariant="italic">xy</mi>
                      <mn>2</mn>
                    </msup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⋅</mo>
                <mn>3</mn>
              </mrow>
            </mrow>
            <mrow>
              <msup>
                <mi>x</mi>
                <mn>2</mn>
              </msup>
              <mo stretchy="false">+</mo>
              <mn>20</mn>
            </mrow>
            <mrow>
              <mrow>
                <msup>
                  <mi>y</mi>
                  <mn>3</mn>
                </msup>
                <mo stretchy="false">+</mo>
                <mn>0</mn>
              </mrow>
              <mo stretchy="false">=</mo>
              <mstyle color="red">
                <mrow>
                  <mrow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sup>
                    <mi>y</mi>
                    <mn>3</mn>
                  </msup>
                </mrow>
              </mstyle>
            </mrow>
          </mrow>
        </mtd>
      </mtr>
    </mtable>
    <annotation encoding="StarMath 5.0">color red{f( x, y )} = color red{x^2 + y^2 - 2x^{ 3 }y + 5xy^4 - 1} newline
color red{{ partial f( x, y ) } over { partial x }} = 2x + 0 - 2y3x^2 + 5y^4 - 0 = color red{2x - 6x^{2}y + 5y^4} newline
color red{{ partial^2 f( x, y ) } over { partial x^2 }} = 2 - 6y2x = color red{-12xy + 2} newline
color red{{ partial^2 f( x, y ) } over { partial y partial x }} = 0 - 6x^2 + 5 cdot 4y^3 = color red{-6x^2 + 20y^3} newline newline
color red{{ partial f( x, y ) } over { partial y }} = 0 + 2y- 2x^3 + 5x4y^3 - 0 = color red{-2x^3 +20xy^3 + 2y} newline
color red{{ partial^2 f( x, y ) } over { partial y^2 }} = -0 + 20x3y^2 + 2 = color red{60xy^2 + 2} newline
color red{{ partial^2 f( x, y ) } over { partial x partial y }} = -2 cdot 3x^2 + 20y^3 + 0 = color red{-6x^2 + 20y^3}</annotation>
  </semantics>
</math>
</file>

<file path=Object 5/content.xml><?xml version="1.0" encoding="utf-8"?>
<math xmlns="http://www.w3.org/1998/Math/MathML" display="block">
  <semantics>
    <mtable>
      <mtr>
        <mtd>
          <mrow>
            <mstyle color="red">
              <mi>z</mi>
            </mstyle>
            <mo stretchy="false">=</mo>
            <mstyle color="red">
              <mrow>
                <msup>
                  <mi>x</mi>
                  <mn>2</mn>
                </msup>
                <mrow>
                  <mi>y</mi>
                  <mo stretchy="false">−</mo>
                  <msup>
                    <mi mathvariant="italic">xy</mi>
                    <mn>2</mn>
                  </msup>
                  <mo stretchy="false">+</mo>
                  <mn>2</mn>
                </mrow>
                <mrow>
                  <mi>x</mi>
                  <mo stretchy="false">−</mo>
                  <mi>y</mi>
                </mrow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i>y</mi>
                <mo stretchy="false">⋅</mo>
                <mn>2</mn>
              </mrow>
            </mrow>
            <mrow>
              <mrow>
                <mi>x</mi>
                <mo stretchy="false">−</mo>
                <msup>
                  <mi>y</mi>
                  <mn>2</mn>
                </msup>
                <mo stretchy="false">+</mo>
                <mn>2</mn>
                <mo stretchy="false">−</mo>
                <mn>0</mn>
              </mrow>
              <mo stretchy="false">=</mo>
              <mstyle color="red">
                <mrow>
                  <mn>2</mn>
                  <mrow>
                    <mi mathvariant="italic">xy</mi>
                    <mo stretchy="false">−</mo>
                    <msup>
                      <mi>y</mi>
                      <mn>2</mn>
                    </msup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2</mn>
            </mrow>
            <mrow>
              <mrow>
                <mi>y</mi>
                <mo stretchy="false">−</mo>
                <mn>0</mn>
                <mo stretchy="false">+</mo>
                <mn>0</mn>
              </mrow>
              <mo stretchy="false">=</mo>
              <mstyle color="red">
                <mrow>
                  <mn>2</mn>
                  <mi>y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i>y</mi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>x</mi>
              <mo stretchy="false">−</mo>
              <mn>2</mn>
            </mrow>
            <mrow>
              <mrow>
                <mi>y</mi>
                <mo stretchy="false">+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  <mi>y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sup>
                  <mi>x</mi>
                  <mn>2</mn>
                </msup>
                <mo stretchy="false">−</mo>
                <mi>x</mi>
              </mrow>
            </mrow>
            <mn>2</mn>
            <mrow>
              <mrow>
                <mi>y</mi>
                <mo stretchy="false">+</mo>
                <mn>0</mn>
                <mo stretchy="false">−</mo>
                <mn>1</mn>
              </mrow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 mathvariant="italic">xy</mi>
                    <mo stretchy="false">−</mo>
                    <mn>1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style>
              <mo stretchy="false">=</mo>
              <mrow>
                <mn>0</mn>
                <mo stretchy="false">−</mo>
                <mn>2</mn>
              </mrow>
            </mrow>
            <mrow>
              <mrow>
                <mi>x</mi>
                <mo stretchy="false">−</mo>
                <mn>0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i>x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style>
              <mo stretchy="false">=</mo>
              <mn>2</mn>
            </mrow>
            <mrow>
              <mi>x</mi>
              <mo stretchy="false">−</mo>
              <mn>2</mn>
            </mrow>
            <mrow>
              <mrow>
                <mi>y</mi>
                <mo stretchy="false">−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  <mi>y</mi>
                </mrow>
              </mstyle>
            </mrow>
          </mrow>
        </mtd>
      </mtr>
    </mtable>
    <annotation encoding="StarMath 5.0">color red{z} = color red{x^{2}y - xy^2 + 2x - y} newline
color red{{ partial z } over { partial x }} = y cdot 2x - y^2 + 2 - 0 = color red{2xy - y^2 + 2} newline
color red{{ partial^2 z } over { partial x^2 }} = 2y - 0 + 0 = color red{2y} newline
color red{{ partial^2 z } over { partial y partial x }} = 2x -2y + 0 = color red{2x - 2y} newline newline
color red{{ partial z } over { partial y }} = x^2 - x2y + 0 - 1 = color red{x^2 -2xy - 1} newline
color red{{ partial^2 z } over { partial y^2 }} = 0 - 2x - 0 = color red{-2x} newline
color red{{ partial^2 z } over { partial x partial y }} = 2x - 2y - 0 = color red{2x - 2y}</annotation>
  </semantics>
</math>
</file>

<file path=Object 6/content.xml><?xml version="1.0" encoding="utf-8"?>
<math xmlns="http://www.w3.org/1998/Math/MathML" display="block">
  <semantics>
    <mtable>
      <mtr>
        <mtd>
          <mrow>
            <mi>z</mi>
            <mo stretchy="false">=</mo>
            <mi mathvariant="italic">xy</mi>
          </mrow>
        </mtd>
      </mtr>
      <mtr>
        <mtd>
          <mrow/>
        </mtd>
      </mtr>
      <mtr>
        <mtd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=</mo>
            <mi>y</mi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y</mi>
                <mo stretchy="false">∂</mo>
                <mi>x</mi>
              </mrow>
            </mfrac>
            <mo stretchy="false">=</mo>
            <mn>1</mn>
          </mrow>
        </mtd>
      </mtr>
      <mtr>
        <mtd>
          <mrow/>
        </mtd>
      </mtr>
      <mtr>
        <mtd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=</mo>
            <mi>x</mi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y</mi>
                  <mn>2</mn>
                </msup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x</mi>
                <mo stretchy="false">∂</mo>
                <mi>y</mi>
              </mrow>
            </mfrac>
            <mo stretchy="false">=</mo>
            <mn>1</mn>
          </mrow>
        </mtd>
      </mtr>
    </mtable>
    <annotation encoding="StarMath 5.0">z = xy newline newline
{ partial z } over { partial x } = y newline
{ partial^2 z } over { partial x^2 } = 0 newline
{ partial^2 z } over { partial y partial x } = 1 newline newline
{ partial z } over { partial y } = x newline
{ partial^2 z } over { partial y^2 } = 0 newline
{ partial^2 z } over { partial x partial y } = 1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z</mi>
              <mo stretchy="false">=</mo>
              <mi>ln</mi>
            </mrow>
            <mrow>
              <mo fence="true" stretchy="false">(</mo>
              <mrow>
                <mi mathvariant="italic">xy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i mathvariant="italic">xy</mi>
              </mfrac>
            </mrow>
            <mrow>
              <mi>y</mi>
              <mo stretchy="false">=</mo>
              <mfrac>
                <mn>1</mn>
                <mi>x</mi>
              </mfrac>
              <mo stretchy="false">=</mo>
              <msup>
                <mi>x</mi>
                <mrow>
                  <mo stretchy="false">−</mo>
                  <mn>1</mn>
                </mrow>
              </msup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row>
              <mo stretchy="false">−</mo>
              <msup>
                <mi>x</mi>
                <mrow>
                  <mo stretchy="false">−</mo>
                  <mn>2</mn>
                </mrow>
              </msup>
            </mrow>
            <mo stretchy="false">=</mo>
            <mfrac>
              <mrow>
                <mo stretchy="false">−</mo>
                <mn>1</mn>
              </mrow>
              <msup>
                <mi>x</mi>
                <mn>2</mn>
              </msup>
            </mfrac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y</mi>
                <mo stretchy="false">∂</mo>
                <mi>x</mi>
              </mrow>
            </mfrac>
            <mo stretchy="false">=</mo>
            <mn>0</mn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frac>
                <mn>1</mn>
                <mi mathvariant="italic">xy</mi>
              </mfrac>
            </mrow>
            <mrow>
              <mi>x</mi>
              <mo stretchy="false">=</mo>
              <mfrac>
                <mn>1</mn>
                <mi>y</mi>
              </mfrac>
              <mo stretchy="false">=</mo>
              <msup>
                <mi>y</mi>
                <mrow>
                  <mo stretchy="false">−</mo>
                  <mn>1</mn>
                </mrow>
              </msup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y</mi>
                  <mn>2</mn>
                </msup>
              </mrow>
            </mfrac>
            <mo stretchy="false">=</mo>
            <mrow>
              <mo stretchy="false">−</mo>
              <msup>
                <mi>y</mi>
                <mrow>
                  <mo stretchy="false">−</mo>
                  <mn>2</mn>
                </mrow>
              </msup>
            </mrow>
            <mo stretchy="false">=</mo>
            <mfrac>
              <mrow>
                <mo stretchy="false">−</mo>
                <mn>1</mn>
              </mrow>
              <msup>
                <mi>y</mi>
                <mn>2</mn>
              </msup>
            </mfrac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x</mi>
                <mo stretchy="false">∂</mo>
                <mi>y</mi>
              </mrow>
            </mfrac>
            <mo stretchy="false">=</mo>
            <mn>0</mn>
          </mrow>
        </mtd>
      </mtr>
    </mtable>
    <annotation encoding="StarMath 5.0">z = ln( xy ) newline newline
{ partial z } over { partial x } = {1 over {xy}}y = 1 over x = x^{-1} newline
{ partial^2 z } over { partial x^2 } = -x^{-2} = -1 over x^2 newline
{ partial^2 z } over { partial y partial x } = 0 newline newline
{ partial z } over { partial y } = {1 over {xy}}x = 1 over y = y^{-1} newline
{ partial^2 z } over { partial y^2 } = -y^{-2} = -1 over y^2 newline
{ partial^2 z } over { partial x partial y } = 0</annotation>
  </semantics>
</math>
</file>